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 table:number-columns-spanned="3" table:number-rows-spanned="1">
            <text:p>Speaker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style-name="Default" office:value-type="string" calcext:value-type="string">
            <text:p>Factory speakers</text:p>
          </table:table-cell>
          <table:table-cell table:style-name="Default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2:13:40.943070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27:34.128425276</meta:creation-date>
    <dc:date>2019-03-28T12:14:14.693255318</dc:date>
    <meta:editing-duration>PT2M8S</meta:editing-duration>
    <meta:editing-cycles>4</meta:editing-cycles>
    <meta:generator>LibreOffice/5.1.6.2$Linux_X86_64 LibreOffice_project/10m0$Build-2</meta:generator>
    <meta:document-statistic meta:table-count="1" meta:cell-count="7" meta:object-count="0"/>
  </office:meta>
</office:document-meta>
</file>